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562c0a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Standard">
      <style:paragraph-properties fo:text-align="center" style:justify-single-word="false"/>
      <style:text-properties officeooo:paragraph-rsid="0cc50ec9"/>
    </style:style>
    <style:style style:name="P34" style:family="paragraph" style:parent-style-name="Standard">
      <style:text-properties officeooo:paragraph-rsid="0fc35f88"/>
    </style:style>
    <style:style style:name="P3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6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fd655f2"/>
    </style:style>
    <style:style style:name="P38" style:family="paragraph" style:parent-style-name="Standard">
      <style:text-properties officeooo:paragraph-rsid="0fd655f2"/>
    </style:style>
    <style:style style:name="P39" style:family="paragraph" style:parent-style-name="Footnote">
      <style:text-properties fo:language="en" fo:country="GB" officeooo:paragraph-rsid="10762a52" fo:background-color="transparent"/>
    </style:style>
    <style:style style:name="P40" style:family="paragraph" style:parent-style-name="Footnote">
      <style:text-properties style:font-name="Liberation Sans" fo:language="en" fo:country="GB" officeooo:paragraph-rsid="10332ca5"/>
    </style:style>
    <style:style style:name="P41" style:family="paragraph" style:parent-style-name="Footnote">
      <style:text-properties officeooo:paragraph-rsid="1164349e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4" style:family="paragraph" style:parent-style-name="Standard">
      <style:text-properties officeooo:paragraph-rsid="0e2a40f4"/>
    </style:style>
    <style:style style:name="P45" style:family="paragraph" style:parent-style-name="Standard">
      <style:text-properties fo:language="en" fo:country="GB" officeooo:rsid="10048e31" officeooo:paragraph-rsid="104e2670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7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8" style:family="paragraph" style:parent-style-name="Standard">
      <style:text-properties officeooo:rsid="0dde9a1c" officeooo:paragraph-rsid="10efd6be"/>
    </style:style>
    <style:style style:name="P49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2" style:family="paragraph" style:parent-style-name="Standard">
      <style:text-properties officeooo:paragraph-rsid="0e0463fc"/>
    </style:style>
    <style:style style:name="P53" style:family="paragraph" style:parent-style-name="Standard">
      <style:paragraph-properties fo:text-align="center" style:justify-single-word="false"/>
      <style:text-properties officeooo:paragraph-rsid="0fd58c4e"/>
    </style:style>
    <style:style style:name="P54" style:family="paragraph" style:parent-style-name="Standard">
      <style:text-properties officeooo:paragraph-rsid="101b90cf"/>
    </style:style>
    <style:style style:name="P55" style:family="paragraph" style:parent-style-name="Standard">
      <style:text-properties fo:language="en" fo:country="GB" officeooo:rsid="1035cc54" officeooo:paragraph-rsid="1035cc54"/>
    </style:style>
    <style:style style:name="P56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7" style:family="paragraph" style:parent-style-name="Standard">
      <style:paragraph-properties fo:text-align="center" style:justify-single-word="false"/>
      <style:text-properties officeooo:paragraph-rsid="10178c94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59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0" style:family="paragraph" style:parent-style-name="Standard">
      <style:text-properties officeooo:paragraph-rsid="0fc8b815"/>
    </style:style>
    <style:style style:name="P61" style:family="paragraph" style:parent-style-name="Standard">
      <style:text-properties officeooo:paragraph-rsid="10e2ce20"/>
    </style:style>
    <style:style style:name="P62" style:family="paragraph" style:parent-style-name="Standard">
      <style:text-properties officeooo:paragraph-rsid="0b0ddd8e"/>
    </style:style>
    <style:style style:name="P6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text-properties officeooo:paragraph-rsid="10e21512"/>
    </style:style>
    <style:style style:name="P6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8" style:family="paragraph" style:parent-style-name="Standard">
      <style:text-properties officeooo:paragraph-rsid="0cb27039"/>
    </style:style>
    <style:style style:name="P6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0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1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2" style:family="paragraph" style:parent-style-name="Standard">
      <style:text-properties officeooo:paragraph-rsid="0ff3c339"/>
    </style:style>
    <style:style style:name="P73" style:family="paragraph" style:parent-style-name="Standard">
      <style:text-properties officeooo:paragraph-rsid="10bbbb58"/>
    </style:style>
    <style:style style:name="P7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officeooo:paragraph-rsid="0cc5fe5b"/>
    </style:style>
    <style:style style:name="P77" style:family="paragraph" style:parent-style-name="Standard">
      <style:text-properties officeooo:paragraph-rsid="0fdc0816"/>
    </style:style>
    <style:style style:name="P7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3" style:family="paragraph" style:parent-style-name="Footnote">
      <style:text-properties officeooo:rsid="043ccc66" officeooo:paragraph-rsid="0f4dc0dc"/>
    </style:style>
    <style:style style:name="P8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6" style:family="paragraph" style:parent-style-name="Standard">
      <style:text-properties officeooo:rsid="0dde9a1c" officeooo:paragraph-rsid="10f16eb7"/>
    </style:style>
    <style:style style:name="P87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8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562c0a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3" style:family="paragraph" style:parent-style-name="Standard">
      <style:text-properties officeooo:paragraph-rsid="0a0f8417"/>
    </style:style>
    <style:style style:name="P94" style:family="paragraph" style:parent-style-name="Standard">
      <style:text-properties officeooo:paragraph-rsid="10c2a301"/>
    </style:style>
    <style:style style:name="P95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3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265b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style:font-size-asian="11pt" style:font-size-complex="11pt"/>
    </style:style>
    <style:style style:name="T141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50" style:family="text">
      <style:text-properties officeooo:rsid="1035cc54"/>
    </style:style>
    <style:style style:name="T151" style:family="text">
      <style:text-properties officeooo:rsid="103b85c2"/>
    </style:style>
    <style:style style:name="T152" style:family="text">
      <style:text-properties officeooo:rsid="10d28a1c"/>
    </style:style>
    <style:style style:name="T153" style:family="text">
      <style:text-properties officeooo:rsid="10b6b930"/>
    </style:style>
    <style:style style:name="T154" style:family="text">
      <style:text-properties fo:language="en" fo:country="GB" officeooo:rsid="10b6b930"/>
    </style:style>
    <style:style style:name="T155" style:family="text">
      <style:text-properties fo:language="en" fo:country="GB"/>
    </style:style>
    <style:style style:name="T156" style:family="text">
      <style:text-properties fo:language="en" fo:country="GB" officeooo:rsid="10a19599"/>
    </style:style>
    <style:style style:name="T157" style:family="text">
      <style:text-properties fo:language="en" fo:country="GB" officeooo:rsid="10d28a1c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0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1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4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5" style:family="text">
      <style:text-properties style:font-name="Liberation Sans" fo:font-size="12pt" fo:language="en" fo:country="GB" officeooo:rsid="0d1ec96e" style:font-size-asian="12pt" style:font-size-complex="12pt"/>
    </style:style>
    <style:style style:name="T186" style:family="text">
      <style:text-properties style:font-name="Liberation Sans" fo:font-size="12pt" fo:language="en" fo:country="GB" officeooo:rsid="110298af" style:font-size-asian="12pt" style:font-size-complex="12pt"/>
    </style:style>
    <style:style style:name="T187" style:family="text">
      <style:text-properties style:font-name="Liberation Sans" fo:font-size="12pt" fo:language="en" fo:country="GB" officeooo:rsid="0ff397b4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 fo:language="en" fo:country="GB" officeooo:rsid="0f51b898"/>
    </style:style>
    <style:style style:name="T199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language="en" fo:country="GB" style:text-underline-style="none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2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2">Press the Super key</text:span><text:span text:style-name="T83">2</text:span><text:span text:style-name="T82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A1" office:value-type="string">
            <text:p text:style-name="P33"><text:span text:style-name="Strong_20_Emphasis"/></text:p>
          </table:table-cell>
          <table:table-cell table:style-name="_31_._5f_Installatie_5f_voorbereiden.D11" office:value-type="string">
            <text:p text:style-name="P34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5">Follow the instructions on the screen.</text:p>
          </table:table-cell>
        </table:table-row>
      </table:table>
      <text:p text:style-name="P36"><text:span text:style-name="Strong_20_Emphasis"/></text:p>
      <text:list text:continue-numbering="true" text:style-name="L1">
        <text:list-item>
          <text:p text:style-name="P37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38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39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0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1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Ubuntu</text:span></text:span><text:span text:style-name="Strong_20_Emphasis"><text:span text:style-name="T124">-like layout, </text:span></text:span><text:span text:style-name="Strong_20_Emphasis"><text:span text:style-name="T124">most used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indows-</text:span><text:span text:style-name="Strong_20_Emphasis"><text:span text:style-name="T124">like layout, </text:span></text:span><text:span text:style-name="T125">Linux Mint</text:span><text:span text:style-name="T124">-like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Windows-like layout, more suitable for old</text:span><text:span text:style-name="T126">er</text:span><text:span text:style-name="T124">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7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8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2" office:value-type="string">
            <text:p text:style-name="Standard"><text:span text:style-name="T129">Select </text:span><text:span text:style-name="T130">Live </text:span><text:span text:style-name="T131">system (amd64)</text:span><text:span text:style-name="T132"> </text:span><text:span text:style-name="T133">and press </text:span><text:span text:style-name="T134">the</text:span><text:span text:style-name="T135"> </text:span><text:span text:style-name="T136">Enter</text:span><text:span text:style-name="T134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37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4"><text:span text:style-name="T138">Start the installation by clicking </text:span><text:span text:style-name="Strong_20_Emphasis"><text:span text:style-name="T139">Activities</text:span></text:span><text:span text:style-name="T138"> and clicking </text:span><text:span text:style-name="Strong_20_Emphasis"><text:span text:style-name="T139">Install Debian</text:span></text:span><text:span text:style-name="Strong_20_Emphasis"><text:span text:style-name="T138">.</text:span></text:span></text:p>
          </table:table-cell>
        </table:table-row>
        <table:table-row>
          <table:table-cell table:style-name="_32_._5f_Installatie_5f_uitvoeren.A1" office:value-type="string">
            <text:p text:style-name="P43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7" office:value-type="string">
            <text:p text:style-name="P45">When prompted for a password, type <text:span text:style-name="User_20_Entry"><text:span text:style-name="T140">live</text:span></text:span>.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8"><text:span text:style-name="Emphasis"><text:span text:style-name="T141">Follow the installation screens and complete them.</text:span></text:span><text:span text:style-name="T142"/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0"><text:span text:style-name="T143">Connect to the </text:span><text:span text:style-name="T144">network</text:span><text:span text:style-name="T143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2"><text:span text:style-name="T145">At</text:span><text:span text:style-name="T138"> </text:span><text:span text:style-name="T139">Welcome</text:span><text:span text:style-name="T138">:</text:span></text:p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53"/>
          </table:table-cell>
          <table:table-cell table:style-name="_32_._5f_Installatie_5f_uitvoeren.C8" office:value-type="string">
            <text:p text:style-name="P54"><text:span text:style-name="T146">Select </text:span><text:span text:style-name="T147">application and </text:span><text:span text:style-name="T146">system language, and c</text:span><text:span text:style-name="T148">lic</text:span><text:span text:style-name="T145">k</text:span><text:span text:style-name="T148"> </text:span><text:span text:style-name="Strong_20_Emphasis"><text:span text:style-name="T149">Next</text:span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1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5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7"><text:span text:style-name="Strong_20_Emphasis"/></text:p>
          </table:table-cell>
          <table:table-cell table:style-name="_32_._5f_Installatie_5f_uitvoeren.C8" office:value-type="string">
            <text:p text:style-name="P47"><text:span text:style-name="T150">At</text:span> <text:span text:style-name="Strong_20_Emphasis">Regio</text:span><text:span text:style-name="Strong_20_Emphasis"><text:span text:style-name="T151">n</text:span></text:span> <text:span text:style-name="T150">choose</text:span> <text:span text:style-name="Strong_20_Emphasis">Europ</text:span><text:span text:style-name="Strong_20_Emphasis"><text:span text:style-name="T150">e</text:span></text:span> <text:span text:style-name="T152">and click </text:span><text:span text:style-name="Strong_20_Emphasis"><text:span text:style-name="T152">Next</text:span></text:span><text:span text:style-name="T152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7"><text:span text:style-name="T153">At</text:span> <text:span text:style-name="Strong_20_Emphasis"><text:span text:style-name="T153">Keyboard</text:span></text:span>: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8" office:value-type="string">
            <text:p text:style-name="P59"><text:span text:style-name="T154">Choose</text:span><text:span text:style-name="T155"> </text:span><text:span text:style-name="Strong_20_Emphasis"><text:span text:style-name="T155">English (US)</text:span></text:span><text:span text:style-name="T155"> </text:span><text:span text:style-name="T154">a</text:span><text:span text:style-name="T156">n</text:span><text:span text:style-name="T154">d</text:span><text:span text:style-name="T156"> </text:span><text:span text:style-name="Strong_20_Emphasis"><text:span text:style-name="T156">English (US, intl., with dead keys)</text:span></text:span><text:span text:style-name="T156">, </text:span><text:span text:style-name="T157">and click </text:span><text:span text:style-name="Strong_20_Emphasis"><text:span text:style-name="T157">Next</text:span></text:span><text:span text:style-name="T157">.</text:span></text:p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/>
          </table:table-cell>
          <table:table-cell table:style-name="_32_._5f_Installatie_5f_uitvoeren.C8" office:value-type="string">
            <text:p text:style-name="P47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0"><text:span text:style-name="T158">At </text:span><text:span text:style-name="Strong_20_Emphasis"><text:span text:style-name="T159">Users</text:span></text:span><text:span text:style-name="T160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1"><text:span text:style-name="T161">E</text:span><text:span text:style-name="T162">nter </text:span><text:span text:style-name="Strong_20_Emphasis"><text:span text:style-name="T159">What is your name</text:span></text:span><text:span text:style-name="T163"> </text:span><text:span text:style-name="T164">&lt;</text:span><text:span text:style-name="T165">user</text:span><text:span text:style-name="T164">&gt;</text:span><text:span text:style-name="T166">, </text:span><text:span text:style-name="Strong_20_Emphasis"><text:span text:style-name="T167"><text:line-break/></text:span></text:span><text:span text:style-name="Strong_20_Emphasis"><text:span text:style-name="T168">What name do you want to use to log in</text:span></text:span><text:span text:style-name="T169"> </text:span><text:span text:style-name="T164">&lt;</text:span><text:span text:style-name="T165">user</text:span><text:span text:style-name="T170">name</text:span><text:span text:style-name="T164">&gt;</text:span><text:span text:style-name="T169">,</text:span><text:span text:style-name="Strong_20_Emphasis"><text:span text:style-name="T171"><text:line-break/></text:span></text:span><text:span text:style-name="Strong_20_Emphasis"><text:span text:style-name="T172">What is the na</text:span></text:span><text:span text:style-name="Strong_20_Emphasis"><text:span text:style-name="T168">me of </text:span></text:span><text:span text:style-name="Strong_20_Emphasis"><text:span text:style-name="T173">this</text:span></text:span><text:span text:style-name="Strong_20_Emphasis"><text:span text:style-name="T168"> computer</text:span></text:span><text:span text:style-name="T174"> &lt;</text:span><text:span text:style-name="T175">computerna</text:span><text:span text:style-name="T176">me&gt;</text:span><text:span text:style-name="T169">,</text:span><text:span text:style-name="Strong_20_Emphasis"><text:span text:style-name="T171"><text:line-break/></text:span></text:span><text:span text:style-name="Strong_20_Emphasis"><text:span text:style-name="T177">enter a </text:span></text:span><text:span text:style-name="Strong_20_Emphasis"><text:span text:style-name="T178">password</text:span></text:span><text:span text:style-name="T179"> twice </text:span><text:span text:style-name="T180">and click </text:span><text:span text:style-name="Strong_20_Emphasis"><text:span text:style-name="T181">Next</text:span></text:span><text:span text:style-name="T180">.</text:span></text:p>
          </table:table-cell>
        </table:table-row>
      </table:table>
      <text:p text:style-name="P62"><text:span text:style-name="Strong_20_Emphasis"/></text:p>
      <text:list text:continue-numbering="true" text:style-name="L1">
        <text:list-item>
          <text:p text:style-name="P63"><text:bookmark-start text:name="__RefNumPara__12966_2272496019"/><text:span text:style-name="Strong_20_Emphasis"><text:span text:style-name="T182">Finish installation</text:span></text:span><text:bookmark-end text:name="__RefNumPara__12966_2272496019"/></text:p>
        </text:list-item>
      </text:list>
      <text:p text:style-name="P64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6"><text:span text:style-name="T183">Log in as </text:span><text:span text:style-name="T164">&lt;</text:span><text:span text:style-name="T165">user</text:span><text:span text:style-name="T164">&gt;</text:span><text:span text:style-name="T183">.</text:span>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2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69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0">Follow the welcome screens.</text:p>
          </table:table-cell>
        </table:table-row>
        <table:table-row>
          <table:table-cell table:style-name="_33_._5f_Installatie_5f_afronden.A1" office:value-type="string">
            <text:p text:style-name="P67"/>
          </table:table-cell>
          <table:table-cell table:style-name="_33_._5f_Installatie_5f_afronden.A1" office:value-type="string">
            <text:p text:style-name="P67"/>
          </table:table-cell>
          <table:table-cell table:style-name="_33_._5f_Installatie_5f_afronden.C4" office:value-type="string">
            <text:p text:style-name="P68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23"><text:span text:style-name="T184">Press the Super key</text:span><text:span text:style-name="T67"><text:note text:id="ftn6" text:note-class="footnote"><text:note-citation>1</text:note-citation><text:note-body><text:p text:style-name="P71">Windows, command, or magnifying glass key.</text:p></text:note-body></text:note></text:span><text:span text:style-name="T184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85">Type the </text:span><text:span text:style-name="T186">following </text:span><text:span text:style-name="T185">t</text:span><text:span text:style-name="T187">hree</text:span><text:span text:style-name="T185"> commands, each followed by the</text:span><text:span text:style-name="T72"> </text:span><text:span text:style-name="T77">Enter</text:span><text:span text:style-name="T185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2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3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3"><text:span text:style-name="User_20_Entry"><text:span text:style-name="T79">bash </text:span></text:span><text:span text:style-name="User_20_Entry"><text:span text:style-name="T188">getkz</text:span></text:span>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0" office:value-type="string">
            <text:p text:style-name="P75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4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23"><text:span text:style-name="T189">Press the Super key</text:span><text:span text:style-name="T190">1</text:span><text:span text:style-name="T189">, </text:span><text:span text:style-name="T191">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76"><text:span text:style-name="Strong_20_Emphasis"/></text:p>
          </table:table-cell>
          <table:table-cell table:style-name="_33_._5f_Installatie_5f_afronden.C13" office:value-type="string">
            <text:p text:style-name="P77"><text:span text:style-name="T192">Se</text:span><text:span text:style-name="T193">lect</text:span><text:span text:style-name="T192"> </text:span><text:span text:style-name="Strong_20_Emphasis"><text:span text:style-name="T194">3</text:span></text:span><text:span text:style-name="T195"> </text:span><text:span text:style-name="T196">Finish installatio</text:span><text:span text:style-name="T197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78">Follow the instructions on the screen.</text:p>
          </table:table-cell>
        </table:table-row>
      </table:table>
      <text:p text:style-name="P64"><text:span text:style-name="Strong_20_Emphasis"/></text:p>
      <text:list text:continue-numbering="true" text:style-name="L1">
        <text:list-item>
          <text:p text:style-name="P79"><text:span text:style-name="Strong_20_Emphasis"><text:span text:style-name="T198">S</text:span></text:span><text:span text:style-name="Strong_20_Emphasis"><text:span text:style-name="T199">et up user</text:span></text:span></text:p>
        </text:list-item>
      </text:list>
      <text:p text:style-name="P8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2"><text:span text:style-name="T200">Log in as</text:span><text:span text:style-name="T183"> </text:span><text:span text:style-name="T164">&lt;</text:span><text:span text:style-name="T165">user</text:span><text:span text:style-name="T164">&gt;</text:span><text:span text:style-name="T201"><text:note text:id="ftn7" text:note-class="footnote"><text:note-citation>1</text:note-citation><text:note-body><text:p text:style-name="P83"><text:span text:style-name="T202">Login any additional </text:span><text:span text:style-name="T203">user</text:span><text:span text:style-name="T204">s </text:span><text:span text:style-name="T202">and follow the same steps.</text:span></text:p></text:note-body></text:note></text:span><text:span text:style-name="T183">.</text:span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6"><text:span text:style-name="T205">Follow the welcome screens.</text:span><text:span text:style-name="T137"/></text:p>
          </table:table-cell>
        </table:table-row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/>
          </table:table-cell>
          <table:table-cell table:style-name="Tabel2.D2" office:value-type="string">
            <text:p text:style-name="P85"/>
          </table:table-cell>
        </table:table-row>
        <table:table-row>
          <table:table-cell table:style-name="Tabel2.A1" office:value-type="string">
            <text:p text:style-name="P87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88"><text:span text:style-name="T206">Press the Super key</text:span><text:span text:style-name="T67"><text:note text:id="ftn8" text:note-class="footnote"><text:note-citation>2</text:note-citation><text:note-body><text:p text:style-name="P71">Windows, command, or magnifying glass key.</text:p></text:note-body></text:note></text:span><text:span text:style-name="T206">, t</text:span><text:span text:style-name="T84">ype </text:span><text:span text:style-name="User_20_Entry"><text:span text:style-name="T85">m</text:span></text:span><text:span text:style-name="User_20_Entry"><text:span text:style-name="T86">enu</text:span></text:span><text:span text:style-name="T72"> and click </text:span><text:span text:style-name="T84">the </text:span><text:span text:style-name="Strong_20_Emphasis"><text:span text:style-name="T87">KZ</text:span></text:span><text:span text:style-name="Strong_20_Emphasis"><text:span text:style-name="T88"> Installation menu</text:span></text:span><text:span text:style-name="T84"> icon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6" office:value-type="string">
            <text:p text:style-name="P90"><text:span text:style-name="T207">Select</text:span><text:span text:style-name="T192"> </text:span><text:span text:style-name="Strong_20_Emphasis"><text:span text:style-name="T194">4</text:span></text:span><text:span text:style-name="T208"> </text:span><text:span text:style-name="T209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89"/>
          </table:table-cell>
          <table:table-cell table:style-name="Tabel2.D7" office:value-type="string">
            <text:p text:style-name="P91">Follow the instructions on the screen.</text:p>
          </table:table-cell>
        </table:table-row>
      </table:table>
      <text:p text:style-name="P92"/>
      <text:p text:style-name="P93"/>
      <text:p text:style-name="P94"><text:span text:style-name="T210">End of checklist,</text:span><text:span text:style-name="T211"> </text:span><text:span text:style-name="T211"><text:user-field-get text:name="Distro">Debian</text:user-field-get></text:span><text:span text:style-name="T101"><text:s/></text:span><text:span text:style-name="T102">Desktop</text:span><text:span text:style-name="T103"> </text:span><text:span text:style-name="T210">installation is complete.</text:span></text:p>
      <text:p text:style-name="P95"/>
      <text:p text:style-name="P96"><text:span text:style-name="T212">Written</text:span><text:span text:style-name="T213"> </text:span><text:span text:style-name="T212">by</text:span><text:span text:style-name="T213"> </text:span><text:a xlink:type="simple" xlink:href="mailto:info@karelzimmer.nl?subject=Checklist%20installation%20Linux" text:style-name="Internet_20_link" text:visited-style-name="Visited_20_Internet_20_Link"><text:span text:style-name="T214">Karel Zimmer</text:span></text:a><text:span text:style-name="T215">.</text:span></text:p>
      <text:p text:style-name="P97"><text:span text:style-name="T216">License </text:span><text:span text:style-name="T217">C</text:span><text:span text:style-name="T218">C0</text:span><text:span text:style-name="T215"> 1.0</text:span><text:span text:style-name="T219"> </text:span><text:span text:style-name="T21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9"><text:s/></text:span><text:span text:style-name="T21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11T10:15:07.820996688">11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1T10:15:07.736401834</dc:date>
    <meta:keyword>Installatie</meta:keyword>
    <meta:keyword>Checklist</meta:keyword>
    <meta:keyword>Linux</meta:keyword>
    <meta:editing-cycles>7129</meta:editing-cycles>
    <meta:editing-duration>P12DT15H52M56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4" meta:character-count="3404" meta:non-whitespace-character-count="2906"/>
    <meta:user-defined meta:name="Info 1"/>
    <meta:user-defined meta:name="Info 2"/>
    <meta:user-defined meta:name="Info 3"/>
    <meta:user-defined meta:name="Info 4"/>
  </office:meta>
</office:document-meta>
</file>